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loext:opacity="100%" fo:letter-spacing="normal" fo:font-style="normal" fo:font-weight="normal" officeooo:rsid="0017812f" officeooo:paragraph-rsid="0017812f"/>
    </style:style>
    <style:style style:name="P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officeooo:rsid="0017812f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 officeooo:rsid="0017812f"/>
    </style:style>
    <style:style style:name="P4" style:family="paragraph" style:parent-style-name="Horizontal_20_Line">
      <style:text-properties officeooo:rsid="0017812f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 officeooo:rsid="0017812f"/>
    </style:style>
    <style:style style:name="P6" style:family="paragraph" style:parent-style-name="Text_20_body" style:list-style-name="L1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 officeooo:rsid="0017812f"/>
    </style:style>
    <style:style style:name="P7" style:family="paragraph" style:parent-style-name="Text_20_body" style:list-style-name="L1">
      <style:paragraph-properties fo:text-indent="0cm" style:auto-text-indent="false"/>
      <style:text-properties officeooo:rsid="0017812f"/>
    </style:style>
    <style:style style:name="P8" style:family="paragraph" style:parent-style-name="Preformatted_20_Text" style:list-style-name="L1">
      <style:paragraph-properties fo:margin-top="0cm" fo:margin-bottom="0.499cm" style:contextual-spacing="false" fo:text-indent="0cm" style:auto-text-indent="false"/>
      <style:text-properties officeooo:rsid="0017812f"/>
    </style:style>
    <style:style style:name="P9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 officeooo:rsid="0017812f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7812f"/>
    </style:style>
    <style:style style:name="P11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 officeooo:rsid="0017812f"/>
    </style:style>
    <style:style style:name="P12" style:family="paragraph" style:parent-style-name="Preformatted_20_Text">
      <style:text-properties officeooo:rsid="0017812f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rsid="0017812f"/>
    </style:style>
    <style:style style:name="P14" style:family="paragraph" style:parent-style-name="Heading_20_3">
      <style:paragraph-properties fo:margin-left="0cm" fo:margin-right="0cm" fo:text-indent="0cm" style:auto-text-indent="false"/>
      <style:text-properties officeooo:rsid="0017812f"/>
    </style:style>
    <style:style style:name="P15" style:family="paragraph" style:parent-style-name="Standard">
      <style:text-properties officeooo:rsid="0017812f" officeooo:paragraph-rsid="0017812f"/>
    </style:style>
    <style:style style:name="T1" style:family="text">
      <style:text-properties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000000" loext:opacity="100%" fo:letter-spacing="normal" fo:font-style="normal" fo:font-weight="bold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italic" fo:font-weight="normal"/>
    </style:style>
    <style:style style:name="T6" style:family="text">
      <style:text-properties fo:font-variant="normal" fo:text-transform="none" fo:color="#000000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utoriel : Création d'une API Web .NET 8 (CRUD) avec MySQL sur Mac</text:h>
      <text:h text:style-name="P2" text:outline-level="2">🎯 <text:span text:style-name="T1">Objectif de l'exercice</text:span></text:h>
      <text:p text:style-name="P3">Créer une <text:span text:style-name="T2">API Web RESTful CRUD</text:span> (Create, Read, Update, Delete) en <text:span text:style-name="T2">ASP.NET Core 8</text:span> (C#) sur <text:span text:style-name="T2">macOS</text:span>, en utilisant <text:span text:style-name="T2">Entity Framework Core (EF Core)</text:span> et le fournisseur <text:span text:style-name="T2">Pomelo</text:span> pour la connexion à une base de données <text:span text:style-name="T2">MySQL</text:span>.</text:p>
      <text:p text:style-name="P4"/>
      <text:h text:style-name="P2" text:outline-level="2">💻 <text:span text:style-name="T1">Pré-requis (Vérification)</text:span></text:h>
      <text:p text:style-name="P3">Assurez-vous que les éléments suivants sont installés et configurés :</text:p>
      <text:list text:style-name="L1">
        <text:list-item>
          <text:p text:style-name="P5"><text:span text:style-name="T2">macOS</text:span> (avec puce Intel ou Apple Silicon M1/M2/M3).</text:p>
        </text:list-item>
        <text:list-item>
          <text:p text:style-name="P6"><text:span text:style-name="T2">SDK .NET 8</text:span> ou supérieur.</text:p>
        </text:list-item>
        <text:list-item>
          <text:p text:style-name="P6"><text:span text:style-name="T2">Visual Studio Code (VS Code)</text:span> avec les extensions C# et .NET.</text:p>
        </text:list-item>
        <text:list-item>
          <text:p text:style-name="P6"><text:span text:style-name="T2">Serveur MySQL</text:span> actif (ex. : via MAMP/WAMP/Docker) et accessible sur le port <text:span text:style-name="T2">8889</text:span>.</text:p>
        </text:list-item>
        <text:list-item>
          <text:p text:style-name="P7"><text:span text:style-name="T3">Outil Global </text:span><text:span text:style-name="Source_20_Text"><text:span text:style-name="T3">dotnet-ef</text:span></text:span><text:span text:style-name="T4"> installé :</text:span></text:p>
          <text:p text:style-name="P5">Bash</text:p>
          <text:p text:style-name="P8"><text:span text:style-name="Source_20_Text"><text:span text:style-name="T4">dotnet tool install --global dotnet-ef</text:span></text:span></text:p>
        </text:list-item>
      </text:list>
      <text:p text:style-name="P4"/>
      <text:h text:style-name="P9" text:outline-level="2">Étape 1 : Création de la Base de Données 💾</text:h>
      <text:p text:style-name="P10"><text:span text:style-name="T4">L'API gérera une table </text:span><text:span text:style-name="Source_20_Text"><text:span text:style-name="T4">user</text:span></text:span><text:span text:style-name="T4">.</text:span></text:p>
      <text:h text:style-name="P11" text:outline-level="3">Action 1.1 : Exécution du script SQL</text:h>
      <text:p text:style-name="P3">Dans votre client MySQL (Terminal, MySQL Workbench, etc.), exécutez le script suivant :</text:p>
      <text:p text:style-name="P10">SQL</text:p>
      <text:p text:style-name="P12"><text:span text:style-name="Source_20_Text">CREATE DATABASE IF NOT EXISTS demo;</text:span></text:p>
      <text:p text:style-name="P12"><text:span text:style-name="Source_20_Text">USE demo;</text:span></text:p>
      <text:p text:style-name="P12"><text:span text:style-name="Source_20_Text">CREATE TABLE `user` (</text:span></text:p>
      <text:p text:style-name="P12"><text:span text:style-name="Source_20_Text"><text:s text:c="2"/>`Id` INT NOT NULL PRIMARY KEY AUTO_INCREMENT,</text:span></text:p>
      <text:p text:style-name="P12"><text:span text:style-name="Source_20_Text"><text:s text:c="2"/>`FirstName` VARCHAR(45) NOT NULL,</text:span></text:p>
      <text:p text:style-name="P12"><text:span text:style-name="Source_20_Text"><text:s text:c="2"/>`LastName` VARCHAR(45) NOT NULL,</text:span></text:p>
      <text:p text:style-name="P12"><text:span text:style-name="Source_20_Text"><text:s text:c="2"/>`Username` VARCHAR(45) NOT NULL,</text:span></text:p>
      <text:p text:style-name="P12"><text:span text:style-name="Source_20_Text"><text:s text:c="2"/>`Password` VARCHAR(45) NOT NULL,</text:span></text:p>
      <text:p text:style-name="P12"><text:span text:style-name="Source_20_Text"><text:s text:c="2"/>`EnrollmentDate` datetime NOT NULL</text:span></text:p>
      <text:p text:style-name="P13"><text:span text:style-name="Source_20_Text">);</text:span></text:p>
      <text:p text:style-name="P4"/>
      <text:h text:style-name="P9" text:outline-level="2"><text:soft-page-break/>Étape 2 : Création du Projet ASP.NET Core 🚀</text:h>
      <text:p text:style-name="P3">Nous créons une API Web avec l'approche classique par contrôleurs.</text:p>
      <text:h text:style-name="P11" text:outline-level="3">Action 2.1 : Commande de création</text:h>
      <text:p text:style-name="P10"><text:span text:style-name="T4">Ouvrez un </text:span><text:span text:style-name="T3">Terminal</text:span><text:span text:style-name="T4"> et exécutez la commande pour créer le projet </text:span><text:span text:style-name="Source_20_Text"><text:span text:style-name="T4">WebApplication1</text:span></text:span><text:span text:style-name="T4"> :</text:span></text:p>
      <text:p text:style-name="P10">Bash</text:p>
      <text:p text:style-name="P12"><text:span text:style-name="Source_20_Text"># Hors de tout dossier de projet existant</text:span></text:p>
      <text:p text:style-name="P12"><text:span text:style-name="Source_20_Text">dotnet new webapi -n WebApplication1 --use-controllers --framework net8.0</text:span></text:p>
      <text:p text:style-name="P13"><text:span text:style-name="Source_20_Text">cd WebApplication1</text:span></text:p>
      <text:p text:style-name="P4"/>
      <text:h text:style-name="P9" text:outline-level="2">Étape 3 : EF Core et Génération des Modèles (Database First)</text:h>
      <text:p text:style-name="P3">Utilisation du fournisseur <text:span text:style-name="T2">Pomelo</text:span> pour une connexion MySQL fiable.</text:p>
      <text:h text:style-name="P11" text:outline-level="3">Action 3.1 : Installation des packages NuGet</text:h>
      <text:p text:style-name="P10"><text:span text:style-name="T4">Dans le dossier </text:span><text:span text:style-name="Source_20_Text"><text:span text:style-name="T4">WebApplication1</text:span></text:span><text:span text:style-name="T4">, installez les packages nécessaires :</text:span></text:p>
      <text:p text:style-name="P10">Bash</text:p>
      <text:p text:style-name="P12"><text:span text:style-name="Source_20_Text">dotnet add package Microsoft.EntityFrameworkCore.Design</text:span></text:p>
      <text:p text:style-name="P12"><text:span text:style-name="Source_20_Text">dotnet add package Microsoft.EntityFrameworkCore.Tools</text:span></text:p>
      <text:p text:style-name="P13"><text:span text:style-name="Source_20_Text">dotnet add package Pomelo.EntityFrameworkCore.MySql</text:span></text:p>
      <text:h text:style-name="P11" text:outline-level="3">Action 3.2 : Génération des modèles (Scaffold)</text:h>
      <text:p text:style-name="P10"><text:span text:style-name="T4">Exécutez la commande </text:span><text:span text:style-name="Source_20_Text"><text:span text:style-name="T4">scaffold</text:span></text:span><text:span text:style-name="T4"> :</text:span></text:p>
      <text:p text:style-name="P10">Bash</text:p>
      <text:p text:style-name="P13"><text:span text:style-name="Source_20_Text">dotnet ef dbcontext scaffold "server=localhost;port=8889;user=root;password=root;database=demo" Pomelo.EntityFrameworkCore.MySql -o Entities -f</text:span></text:p>
      <text:p text:style-name="P10"><text:span text:style-name="T4">Un dossier </text:span><text:span text:style-name="Source_20_Text"><text:span text:style-name="T3">Entities</text:span></text:span><text:span text:style-name="T4"> contenant </text:span><text:span text:style-name="Source_20_Text"><text:span text:style-name="T3">User.cs</text:span></text:span><text:span text:style-name="T4"> et </text:span><text:span text:style-name="Source_20_Text"><text:span text:style-name="T3">DemoContext.cs</text:span></text:span><text:span text:style-name="T4"> doit être créé.</text:span></text:p>
      <text:h text:style-name="P14" text:outline-level="3"><text:span text:style-name="T4">Action 3.3 : Configuration de la chaîne de connexion (</text:span><text:span text:style-name="Source_20_Text"><text:span text:style-name="T4">appsettings.json</text:span></text:span><text:span text:style-name="T4">)</text:span></text:h>
      <text:p text:style-name="P10"><text:span text:style-name="T4">Ouvrez </text:span><text:span text:style-name="Source_20_Text"><text:span text:style-name="T3">appsettings.json</text:span></text:span><text:span text:style-name="T4"> et ajoutez la section </text:span><text:span text:style-name="Source_20_Text"><text:span text:style-name="T4">ConnectionStrings</text:span></text:span><text:span text:style-name="T4"> :</text:span></text:p>
      <text:p text:style-name="P10">JSON</text:p>
      <text:p text:style-name="P12"><text:span text:style-name="Source_20_Text">{</text:span></text:p>
      <text:p text:style-name="P12"><text:span text:style-name="Source_20_Text"><text:s text:c="2"/>"Logging": {</text:span></text:p>
      <text:p text:style-name="P12"><text:span text:style-name="Source_20_Text"><text:s text:c="4"/>"LogLevel": {</text:span></text:p>
      <text:p text:style-name="P12"><text:span text:style-name="Source_20_Text"><text:s text:c="6"/>"Default": "Information",</text:span></text:p>
      <text:p text:style-name="P12"><text:span text:style-name="Source_20_Text"><text:s text:c="6"/>"Microsoft.AspNetCore": "Warning"</text:span></text:p>
      <text:p text:style-name="P12"><text:span text:style-name="Source_20_Text"><text:s text:c="4"/>}</text:span></text:p>
      <text:p text:style-name="P12"><text:span text:style-name="Source_20_Text"><text:s text:c="2"/>},</text:span></text:p>
      <text:p text:style-name="P12"><text:span text:style-name="Source_20_Text"><text:s text:c="2"/>"AllowedHosts": "*",</text:span></text:p>
      <text:p text:style-name="P12"><text:span text:style-name="Source_20_Text"><text:s text:c="2"/>"ConnectionStrings": {</text:span></text:p>
      <text:p text:style-name="P12"><text:span text:style-name="Source_20_Text"><text:s text:c="4"/>"DefaultConnection": "server=localhost;port=8889;user=root;password=root;database=demo;"</text:span></text:p>
      <text:p text:style-name="P12"><text:soft-page-break/><text:span text:style-name="Source_20_Text"><text:s text:c="2"/>}</text:span></text:p>
      <text:p text:style-name="P13"><text:span text:style-name="Source_20_Text">}</text:span></text:p>
      <text:h text:style-name="P14" text:outline-level="3"><text:span text:style-name="T4">Action 3.4 : Nettoyage de </text:span><text:span text:style-name="Source_20_Text"><text:span text:style-name="T4">DemoContext.cs</text:span></text:span></text:h>
      <text:p text:style-name="P10"><text:span text:style-name="T4">Ouvrez </text:span><text:span text:style-name="Source_20_Text"><text:span text:style-name="T3">Entities/DemoContext.cs</text:span></text:span><text:span text:style-name="T4"> et videz le corps de la méthode </text:span><text:span text:style-name="Source_20_Text"><text:span text:style-name="T4">OnConfiguring</text:span></text:span><text:span text:style-name="T4"> :</text:span></text:p>
      <text:p text:style-name="P10">C#</text:p>
      <text:p text:style-name="P12"><text:span text:style-name="Source_20_Text">protected override void OnConfiguring(DbContextOptionsBuilder optionsBuilder)</text:span></text:p>
      <text:p text:style-name="P12"><text:span text:style-name="Source_20_Text">{</text:span></text:p>
      <text:p text:style-name="P12"><text:span text:style-name="Source_20_Text"><text:s text:c="4"/>// C'est maintenant vide</text:span></text:p>
      <text:p text:style-name="P13"><text:span text:style-name="Source_20_Text">}</text:span></text:p>
      <text:h text:style-name="P14" text:outline-level="3"><text:span text:style-name="T4">Action 3.5 : Enregistrement du Context dans </text:span><text:span text:style-name="Source_20_Text"><text:span text:style-name="T4">Program.cs</text:span></text:span></text:h>
      <text:p text:style-name="P10"><text:span text:style-name="T4">Ouvrez </text:span><text:span text:style-name="Source_20_Text"><text:span text:style-name="T3">Program.cs</text:span></text:span><text:span text:style-name="T4">. Ajoutez les </text:span><text:span text:style-name="Source_20_Text"><text:span text:style-name="T4">using</text:span></text:span><text:span text:style-name="T4"> nécessaires en haut, puis la configuration du service </text:span><text:span text:style-name="Source_20_Text"><text:span text:style-name="T4">DbContext</text:span></text:span><text:span text:style-name="T4"> après </text:span><text:span text:style-name="Source_20_Text"><text:span text:style-name="T4">builder.Services.AddControllers();</text:span></text:span><text:span text:style-name="T4">.</text:span></text:p>
      <text:p text:style-name="P10">C#</text:p>
      <text:p text:style-name="P12"><text:span text:style-name="Source_20_Text">// --- USINGS À AJOUTER EN HAUT ---</text:span></text:p>
      <text:p text:style-name="P12"><text:span text:style-name="Source_20_Text">using Microsoft.EntityFrameworkCore;</text:span></text:p>
      <text:p text:style-name="P12"><text:span text:style-name="Source_20_Text">using WebApplication1.Entities; // Adapter le namespace si besoin</text:span></text:p>
      <text:p text:style-name="P12"><text:span text:style-name="Source_20_Text">using Pomelo.EntityFrameworkCore.MySql.Infrastructure;</text:span></text:p>
      <text:p text:style-name="P12"/>
      <text:p text:style-name="P12"><text:span text:style-name="Source_20_Text">// ...</text:span></text:p>
      <text:p text:style-name="P12"/>
      <text:p text:style-name="P12"><text:span text:style-name="Source_20_Text">// Dans la section builder.Services:</text:span></text:p>
      <text:p text:style-name="P12"><text:span text:style-name="Source_20_Text">builder.Services.AddControllers();</text:span></text:p>
      <text:p text:style-name="P12"/>
      <text:p text:style-name="P12"><text:span text:style-name="Source_20_Text">builder.Services.AddDbContext&lt;DemoContext&gt;(options =&gt;</text:span></text:p>
      <text:p text:style-name="P12"><text:span text:style-name="Source_20_Text">{</text:span></text:p>
      <text:p text:style-name="P12"><text:span text:style-name="Source_20_Text"><text:s text:c="4"/>var connectionString = builder.Configuration.GetConnectionString("DefaultConnection");</text:span></text:p>
      <text:p text:style-name="P12"><text:span text:style-name="Source_20_Text"><text:s text:c="4"/>options.UseMySql(</text:span></text:p>
      <text:p text:style-name="P12"><text:span text:style-name="Source_20_Text"><text:s text:c="8"/>connectionString,</text:span></text:p>
      <text:p text:style-name="P12"><text:span text:style-name="Source_20_Text"><text:s text:c="8"/>ServerVersion.AutoDetect(connectionString),</text:span></text:p>
      <text:p text:style-name="P12"><text:span text:style-name="Source_20_Text"><text:s text:c="8"/>mySqlOptions =&gt; mySqlOptions.EnableRetryOnFailure()</text:span></text:p>
      <text:p text:style-name="P12"><text:span text:style-name="Source_20_Text"><text:s text:c="4"/>);</text:span></text:p>
      <text:p text:style-name="P12"><text:span text:style-name="Source_20_Text">});</text:span></text:p>
      <text:p text:style-name="P12"/>
      <text:p text:style-name="P13"><text:span text:style-name="Source_20_Text">// ...</text:span></text:p>
      <text:p text:style-name="P4"/>
      <text:h text:style-name="P9" text:outline-level="2">Étape 4 : Le Contrôleur CRUD 💻</text:h>
      <text:p text:style-name="P10"><text:span text:style-name="T4">Création du contrôleur d'API pour l'entité </text:span><text:span text:style-name="Source_20_Text"><text:span text:style-name="T4">User</text:span></text:span><text:span text:style-name="T4">.</text:span></text:p>
      <text:h text:style-name="P14" text:outline-level="3"><text:span text:style-name="T4">Action 4.1 : Création de </text:span><text:span text:style-name="Source_20_Text"><text:span text:style-name="T4">UserController.cs</text:span></text:span></text:h>
      <text:p text:style-name="P10"><text:span text:style-name="T4">Créez le dossier </text:span><text:span text:style-name="Source_20_Text"><text:span text:style-name="T3">Controllers</text:span></text:span><text:span text:style-name="T4"> (s'il n'existe pas) et ajoutez le fichier </text:span><text:span text:style-name="Source_20_Text"><text:span text:style-name="T3">UserController.cs</text:span></text:span><text:span text:style-name="T4">.</text:span></text:p>
      <text:h text:style-name="P11" text:outline-level="3">Action 4.2 : Ajout du code</text:h>
      <text:p text:style-name="P10"><text:span text:style-name="T4">Copiez et collez le code C# suivant dans </text:span><text:span text:style-name="Source_20_Text"><text:span text:style-name="T4">UserController.cs</text:span></text:span><text:span text:style-name="T4"> :</text:span></text:p>
      <text:p text:style-name="P10"><text:soft-page-break/>C#</text:p>
      <text:p text:style-name="P12"><text:span text:style-name="Source_20_Text">using WebApplication1.Entities; // Assurez-vous que le namespace est correct</text:span></text:p>
      <text:p text:style-name="P12"><text:span text:style-name="Source_20_Text">using Microsoft.AspNetCore.Mvc;</text:span></text:p>
      <text:p text:style-name="P12"><text:span text:style-name="Source_20_Text">using Microsoft.EntityFrameworkCore;</text:span></text:p>
      <text:p text:style-name="P12"><text:span text:style-name="Source_20_Text">using System.Net;</text:span></text:p>
      <text:p text:style-name="P12"/>
      <text:p text:style-name="P12"><text:span text:style-name="Source_20_Text">namespace WebApplication1.Controllers</text:span></text:p>
      <text:p text:style-name="P12"><text:span text:style-name="Source_20_Text">{</text:span></text:p>
      <text:p text:style-name="P12"><text:span text:style-name="Source_20_Text"><text:s text:c="4"/>[ApiController] </text:span></text:p>
      <text:p text:style-name="P12"><text:span text:style-name="Source_20_Text"><text:s text:c="4"/>[Route("api/[controller]")] </text:span></text:p>
      <text:p text:style-name="P12"><text:span text:style-name="Source_20_Text"><text:s text:c="4"/>public class UserController : ControllerBase </text:span></text:p>
      <text:p text:style-name="P12"><text:span text:style-name="Source_20_Text"><text:s text:c="4"/>{</text:span></text:p>
      <text:p text:style-name="P12"><text:span text:style-name="Source_20_Text"><text:s text:c="8"/>private readonly DemoContext DBContext; </text:span></text:p>
      <text:p text:style-name="P12"><text:span text:style-name="Source_20_Text"><text:s text:c="8"/></text:span></text:p>
      <text:p text:style-name="P12"><text:span text:style-name="Source_20_Text"><text:s text:c="8"/>public UserController(DemoContext DBContext) </text:span></text:p>
      <text:p text:style-name="P12"><text:span text:style-name="Source_20_Text"><text:s text:c="8"/>{</text:span></text:p>
      <text:p text:style-name="P12"><text:span text:style-name="Source_20_Text"><text:s text:c="12"/>this.DBContext = DBContext;</text:span></text:p>
      <text:p text:style-name="P12"><text:span text:style-name="Source_20_Text"><text:s text:c="8"/>}</text:span></text:p>
      <text:p text:style-name="P12"/>
      <text:p text:style-name="P12"><text:span text:style-name="Source_20_Text"><text:s text:c="8"/>/// &lt;summary&gt;Récupère la liste de tous les utilisateurs (GET all users)&lt;/summary&gt;</text:span></text:p>
      <text:p text:style-name="P12"><text:span text:style-name="Source_20_Text"><text:s text:c="8"/>[HttpGet("GetUsers")]</text:span></text:p>
      <text:p text:style-name="P12"><text:span text:style-name="Source_20_Text"><text:s text:c="8"/>public async Task&lt;ActionResult&lt;List&lt;User&gt;&gt;&gt; Get()</text:span></text:p>
      <text:p text:style-name="P12"><text:span text:style-name="Source_20_Text"><text:s text:c="8"/>{</text:span></text:p>
      <text:p text:style-name="P12"><text:span text:style-name="Source_20_Text"><text:s text:c="12"/>var List = await DBContext.Users.ToListAsync();</text:span></text:p>
      <text:p text:style-name="P12"><text:span text:style-name="Source_20_Text"><text:s text:c="12"/>return List.Count == 0 ? NotFound() : List;</text:span></text:p>
      <text:p text:style-name="P12"><text:span text:style-name="Source_20_Text"><text:s text:c="8"/>}</text:span></text:p>
      <text:p text:style-name="P12"/>
      <text:p text:style-name="P12"><text:span text:style-name="Source_20_Text"><text:s text:c="8"/>/// &lt;summary&gt;Récupère un utilisateur par son Id (GET by Id)&lt;/summary&gt;</text:span></text:p>
      <text:p text:style-name="P12"><text:span text:style-name="Source_20_Text"><text:s text:c="8"/>[HttpGet("GetUserById")]</text:span></text:p>
      <text:p text:style-name="P12"><text:span text:style-name="Source_20_Text"><text:s text:c="8"/>public async Task&lt;ActionResult&lt;User&gt;&gt; GetUserById(int Id)</text:span></text:p>
      <text:p text:style-name="P12"><text:span text:style-name="Source_20_Text"><text:s text:c="8"/>{</text:span></text:p>
      <text:p text:style-name="P12"><text:span text:style-name="Source_20_Text"><text:s text:c="12"/>User? User = await DBContext.Users.FirstOrDefaultAsync(s =&gt; s.Id == Id);</text:span></text:p>
      <text:p text:style-name="P12"><text:span text:style-name="Source_20_Text"><text:s text:c="12"/>return User == null ? NotFound() : User;</text:span></text:p>
      <text:p text:style-name="P12"><text:span text:style-name="Source_20_Text"><text:s text:c="8"/>}</text:span></text:p>
      <text:p text:style-name="P12"/>
      <text:p text:style-name="P12"><text:span text:style-name="Source_20_Text"><text:s text:c="8"/>/// &lt;summary&gt;Insère un nouvel utilisateur (POST)&lt;/summary&gt;</text:span></text:p>
      <text:p text:style-name="P12"><text:span text:style-name="Source_20_Text"><text:s text:c="8"/>[HttpPost("InsertUser")]</text:span></text:p>
      <text:p text:style-name="P12"><text:span text:style-name="Source_20_Text"><text:s text:c="8"/>public async Task&lt;HttpStatusCode&gt; InsertUser(User User)</text:span></text:p>
      <text:p text:style-name="P12"><text:span text:style-name="Source_20_Text"><text:s text:c="8"/>{</text:span></text:p>
      <text:p text:style-name="P12"><text:span text:style-name="Source_20_Text"><text:s text:c="12"/>DBContext.Users.Add(User);</text:span></text:p>
      <text:p text:style-name="P12"><text:span text:style-name="Source_20_Text"><text:s text:c="12"/>await DBContext.SaveChangesAsync();</text:span></text:p>
      <text:p text:style-name="P12"><text:span text:style-name="Source_20_Text"><text:s text:c="12"/>return HttpStatusCode.Created;</text:span></text:p>
      <text:p text:style-name="P12"><text:span text:style-name="Source_20_Text"><text:s text:c="8"/>}</text:span></text:p>
      <text:p text:style-name="P12"/>
      <text:p text:style-name="P12"><text:span text:style-name="Source_20_Text"><text:s text:c="8"/>/// &lt;summary&gt;Met à jour un utilisateur existant (PUT)&lt;/summary&gt;</text:span></text:p>
      <text:p text:style-name="P12"><text:span text:style-name="Source_20_Text"><text:s text:c="8"/>[HttpPut("UpdateUser")]</text:span></text:p>
      <text:p text:style-name="P12"><text:span text:style-name="Source_20_Text"><text:s text:c="8"/>public async Task&lt;HttpStatusCode&gt; UpdateUser(User User)</text:span></text:p>
      <text:p text:style-name="P12"><text:span text:style-name="Source_20_Text"><text:s text:c="8"/>{</text:span></text:p>
      <text:p text:style-name="P12"><text:span text:style-name="Source_20_Text"><text:s text:c="12"/>var entity = await DBContext.Users.FirstOrDefaultAsync(s =&gt; s.Id == User.Id);</text:span></text:p>
      <text:p text:style-name="P12"><text:span text:style-name="Source_20_Text"><text:s text:c="12"/>if (entity == null) return HttpStatusCode.NotFound;</text:span></text:p>
      <text:p text:style-name="P12"><text:span text:style-name="Source_20_Text"><text:s text:c="12"/></text:span></text:p>
      <text:p text:style-name="P12"><text:span text:style-name="Source_20_Text"><text:s text:c="12"/>entity.FirstName = User.FirstName;</text:span></text:p>
      <text:p text:style-name="P12"><text:span text:style-name="Source_20_Text"><text:s text:c="12"/>entity.LastName = User.LastName;</text:span></text:p>
      <text:p text:style-name="P12"><text:span text:style-name="Source_20_Text"><text:s text:c="12"/>entity.Username = User.Username; </text:span></text:p>
      <text:p text:style-name="P12"><text:span text:style-name="Source_20_Text"><text:s text:c="12"/>entity.Password = User.Password;</text:span></text:p>
      <text:p text:style-name="P12"><text:span text:style-name="Source_20_Text"><text:s text:c="12"/>entity.EnrollmentDate = User.EnrollmentDate;</text:span></text:p>
      <text:p text:style-name="P12"><text:span text:style-name="Source_20_Text"><text:s text:c="12"/></text:span></text:p>
      <text:p text:style-name="P12"><text:span text:style-name="Source_20_Text"><text:s text:c="12"/>await DBContext.SaveChangesAsync();</text:span></text:p>
      <text:p text:style-name="P12"><text:span text:style-name="Source_20_Text"><text:s text:c="12"/>return HttpStatusCode.OK;</text:span></text:p>
      <text:p text:style-name="P12"><text:span text:style-name="Source_20_Text"><text:s text:c="8"/>}</text:span></text:p>
      <text:p text:style-name="P12"><text:soft-page-break/></text:p>
      <text:p text:style-name="P12"><text:span text:style-name="Source_20_Text"><text:s text:c="8"/>/// &lt;summary&gt;Supprime un utilisateur par son Id (DELETE)&lt;/summary&gt;</text:span></text:p>
      <text:p text:style-name="P12"><text:span text:style-name="Source_20_Text"><text:s text:c="8"/>[HttpDelete("DeleteUser/{Id}")]</text:span></text:p>
      <text:p text:style-name="P12"><text:span text:style-name="Source_20_Text"><text:s text:c="8"/>public async Task&lt;HttpStatusCode&gt; DeleteUser(int Id)</text:span></text:p>
      <text:p text:style-name="P12"><text:span text:style-name="Source_20_Text"><text:s text:c="8"/>{</text:span></text:p>
      <text:p text:style-name="P12"><text:span text:style-name="Source_20_Text"><text:s text:c="12"/>var entity = new User() { Id = Id };</text:span></text:p>
      <text:p text:style-name="P12"><text:span text:style-name="Source_20_Text"><text:s text:c="12"/>DBContext.Users.Attach(entity);</text:span></text:p>
      <text:p text:style-name="P12"><text:span text:style-name="Source_20_Text"><text:s text:c="12"/>DBContext.Users.Remove(entity);</text:span></text:p>
      <text:p text:style-name="P12"><text:span text:style-name="Source_20_Text"><text:s text:c="12"/>await DBContext.SaveChangesAsync();</text:span></text:p>
      <text:p text:style-name="P12"><text:span text:style-name="Source_20_Text"><text:s text:c="12"/>return HttpStatusCode.OK;</text:span></text:p>
      <text:p text:style-name="P12"><text:span text:style-name="Source_20_Text"><text:s text:c="8"/>}</text:span></text:p>
      <text:p text:style-name="P12"><text:span text:style-name="Source_20_Text"><text:s text:c="4"/>}</text:span></text:p>
      <text:p text:style-name="P13"><text:span text:style-name="Source_20_Text">}</text:span></text:p>
      <text:p text:style-name="P4"/>
      <text:h text:style-name="P9" text:outline-level="2">Étape 5 : Ajout de Swagger (Documentation et Test) 📑</text:h>
      <text:h text:style-name="P14" text:outline-level="3"><text:span text:style-name="T4">Action 5.1 : Modification du </text:span><text:span text:style-name="Source_20_Text"><text:span text:style-name="T4">.csproj</text:span></text:span></text:h>
      <text:p text:style-name="P10"><text:span text:style-name="T4">Ouvrez le fichier </text:span><text:span text:style-name="Source_20_Text"><text:span text:style-name="T3">WebApplication1.csproj</text:span></text:span><text:span text:style-name="T4"> et ajoutez les lignes pour la documentation XML dans la première section </text:span><text:span text:style-name="Source_20_Text"><text:span text:style-name="T4">&lt;PropertyGroup&gt;</text:span></text:span><text:span text:style-name="T4"> :</text:span></text:p>
      <text:p text:style-name="P10">XML</text:p>
      <text:p text:style-name="P12"><text:span text:style-name="Source_20_Text">&lt;PropertyGroup&gt;</text:span></text:p>
      <text:p text:style-name="P12"><text:span text:style-name="Source_20_Text"><text:s text:c="4"/>&lt;TargetFramework&gt;net8.0&lt;/TargetFramework&gt;</text:span></text:p>
      <text:p text:style-name="P12"><text:span text:style-name="Source_20_Text"><text:s text:c="4"/>&lt;Nullable&gt;enable&lt;/Nullable&gt;</text:span></text:p>
      <text:p text:style-name="P12"><text:span text:style-name="Source_20_Text"><text:s text:c="4"/>&lt;ImplicitUsings&gt;enable&lt;/ImplicitUsings&gt;</text:span></text:p>
      <text:p text:style-name="P12"><text:span text:style-name="Source_20_Text"><text:s text:c="4"/>&lt;GenerateDocumentationFile&gt;true&lt;/GenerateDocumentationFile&gt;</text:span></text:p>
      <text:p text:style-name="P12"><text:span text:style-name="Source_20_Text"><text:s text:c="4"/>&lt;NoWarn&gt;$(NoWarn);1591&lt;/NoWarn&gt;</text:span></text:p>
      <text:p text:style-name="P13"><text:span text:style-name="Source_20_Text">&lt;/PropertyGroup&gt;</text:span></text:p>
      <text:h text:style-name="P14" text:outline-level="3"><text:span text:style-name="T4">Action 5.2 : Configuration de Swagger dans </text:span><text:span text:style-name="Source_20_Text"><text:span text:style-name="T4">Program.cs</text:span></text:span></text:h>
      <text:p text:style-name="P10"><text:span text:style-name="T4">Ajoutez les </text:span><text:span text:style-name="Source_20_Text"><text:span text:style-name="T4">using</text:span></text:span><text:span text:style-name="T4"> suivants en haut de </text:span><text:span text:style-name="Source_20_Text"><text:span text:style-name="T4">Program.cs</text:span></text:span><text:span text:style-name="T4"> :</text:span></text:p>
      <text:p text:style-name="P10">C#</text:p>
      <text:p text:style-name="P12"><text:span text:style-name="Source_20_Text">using Microsoft.OpenApi.Models; </text:span></text:p>
      <text:p text:style-name="P13"><text:span text:style-name="Source_20_Text">using System.Reflection; </text:span></text:p>
      <text:p text:style-name="P10"><text:span text:style-name="T4">Ajoutez la configuration de </text:span><text:span text:style-name="T3">SwaggerGen</text:span><text:span text:style-name="T4"> dans la section </text:span><text:span text:style-name="Source_20_Text"><text:span text:style-name="T4">builder.Services</text:span></text:span><text:span text:style-name="T4"> (suite de l'étape 3.5) :</text:span></text:p>
      <text:p text:style-name="P10">C#</text:p>
      <text:p text:style-name="P12"><text:span text:style-name="Source_20_Text">// Etape 5 : Configuration de Swagger (Swashbuckle)</text:span></text:p>
      <text:p text:style-name="P12"><text:span text:style-name="Source_20_Text">builder.Services.AddSwaggerGen(options =&gt;</text:span></text:p>
      <text:p text:style-name="P12"><text:span text:style-name="Source_20_Text">{</text:span></text:p>
      <text:p text:style-name="P12"><text:span text:style-name="Source_20_Text"><text:s text:c="4"/>options.SwaggerDoc("v1", new OpenApiInfo { </text:span></text:p>
      <text:p text:style-name="P12"><text:span text:style-name="Source_20_Text"><text:s text:c="8"/>Version = "v1", </text:span></text:p>
      <text:p text:style-name="P12"><text:span text:style-name="Source_20_Text"><text:s text:c="8"/>Title = "User API", </text:span></text:p>
      <text:p text:style-name="P12"><text:span text:style-name="Source_20_Text"><text:s text:c="8"/>Description = "An ASP.NET Core Web API for managing Users", </text:span></text:p>
      <text:p text:style-name="P12"><text:span text:style-name="Source_20_Text"><text:s text:c="4"/>});</text:span></text:p>
      <text:p text:style-name="P12"><text:span text:style-name="Source_20_Text"><text:s text:c="4"/></text:span></text:p>
      <text:p text:style-name="P12"><text:span text:style-name="Source_20_Text"><text:s text:c="4"/>// Pour inclure les commentaires XML générés</text:span></text:p>
      <text:p text:style-name="P12"><text:span text:style-name="Source_20_Text"><text:s text:c="4"/>var xmlFilename = $"{Assembly.GetExecutingAssembly().GetName().Name}.xml";</text:span></text:p>
      <text:p text:style-name="P12"><text:span text:style-name="Source_20_Text"><text:s text:c="4"/>options.IncludeXmlComments(Path.Combine(AppContext.BaseDirectory, xmlFilename));</text:span></text:p>
      <text:p text:style-name="P13"><text:soft-page-break/><text:span text:style-name="Source_20_Text">});</text:span></text:p>
      <text:p text:style-name="P10"><text:span text:style-name="T4">Activez l'interface utilisateur </text:span><text:span text:style-name="T3">SwaggerUI</text:span><text:span text:style-name="T4"> dans la </text:span><text:span text:style-name="T5">pipeline</text:span><text:span text:style-name="T4"> d'exécution de l'application (entre </text:span><text:span text:style-name="Source_20_Text"><text:span text:style-name="T4">var app = builder.Build();</text:span></text:span><text:span text:style-name="T4"> et </text:span><text:span text:style-name="Source_20_Text"><text:span text:style-name="T4">app.Run();</text:span></text:span><text:span text:style-name="T4">) :</text:span></text:p>
      <text:p text:style-name="P10">C#</text:p>
      <text:p text:style-name="P12"><text:span text:style-name="Source_20_Text">// ...</text:span></text:p>
      <text:p text:style-name="P12"><text:span text:style-name="Source_20_Text">// Configure the HTTP request pipeline.</text:span></text:p>
      <text:p text:style-name="P12"><text:span text:style-name="Source_20_Text">if (app.Environment.IsDevelopment())</text:span></text:p>
      <text:p text:style-name="P12"><text:span text:style-name="Source_20_Text">{</text:span></text:p>
      <text:p text:style-name="P12"><text:span text:style-name="Source_20_Text"><text:s text:c="4"/>// Activation de l'interface utilisateur Swagger</text:span></text:p>
      <text:p text:style-name="P12"><text:span text:style-name="Source_20_Text"><text:s text:c="4"/>app.UseSwagger();</text:span></text:p>
      <text:p text:style-name="P12"><text:span text:style-name="Source_20_Text"><text:s text:c="4"/>app.UseSwaggerUI();</text:span></text:p>
      <text:p text:style-name="P12"><text:span text:style-name="Source_20_Text">}</text:span></text:p>
      <text:p text:style-name="P12"/>
      <text:p text:style-name="P12"><text:span text:style-name="Source_20_Text">app.UseHttpsRedirection();</text:span></text:p>
      <text:p text:style-name="P12"><text:span text:style-name="Source_20_Text">app.UseAuthorization();</text:span></text:p>
      <text:p text:style-name="P12"><text:span text:style-name="Source_20_Text">app.MapControllers();</text:span></text:p>
      <text:p text:style-name="P13"><text:span text:style-name="Source_20_Text">// ...</text:span></text:p>
      <text:p text:style-name="P4"/>
      <text:h text:style-name="P9" text:outline-level="2">Étape 6 : Lancement et Test 🏃</text:h>
      <text:h text:style-name="P11" text:outline-level="3">Action 6.1 : Lancement de l'API</text:h>
      <text:p text:style-name="P3">Dans le Terminal, lancez l'application :</text:p>
      <text:p text:style-name="P10">Bash</text:p>
      <text:p text:style-name="P13"><text:span text:style-name="Source_20_Text">dotnet run</text:span></text:p>
      <text:h text:style-name="P11" text:outline-level="3">Action 6.2 : Accès à l'interface Swagger</text:h>
      <text:p text:style-name="P3">Ouvrez votre navigateur à l'adresse suivante (en utilisant le port affiché dans le terminal, ex. : 5299) :</text:p>
      <text:p text:style-name="P10"><text:span text:style-name="T6">➡️ </text:span><text:span text:style-name="Source_20_Text"><text:span text:style-name="T3">http://localhost:[PORT]/swagger/index.html</text:span></text:span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16:48:35.815260000</meta:creation-date>
    <dc:date>2025-11-08T17:00:08.538631000</dc:date>
    <meta:editing-duration>PT11M33S</meta:editing-duration>
    <meta:editing-cycles>1</meta:editing-cycles>
    <meta:document-statistic meta:table-count="0" meta:image-count="0" meta:object-count="0" meta:page-count="6" meta:paragraph-count="216" meta:word-count="951" meta:character-count="8347" meta:non-whitespace-character-count="6892"/>
    <meta:generator>LibreOffice/25.2.1.2$MacOSX_AARCH64 LibreOffice_project/d3abf4aee5fd705e4a92bba33a32f40bc4e56f49</meta:generator>
  </office:meta>
</office:document-meta>
</file>